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Редактирование объекта конфигурации, в модуле которого вы находитесь</text:h>
      <text:section text:style-name="Sect1" text:name="i253">
        <text:p text:style-name="P1"><text:span text:style-name="T1">Когда вы редактируете модуль объекта или модуль менеджера, не забывайте, что вы находитесь в </text:span><text:a xlink:type="simple" xlink:href="https://its.1c.ru/db/content/edtdoc/src/i043.html?_=1542292896#d0e3978" text:style-name="Internet_20_link" text:visited-style-name="Visited_20_Internet_20_Link">редакторе этого объекта конфигурации</text:a><text:span text:style-name="T1">.</text:span></text:p>
        <text:p text:style-name="P2">Чтобы изменить свойства объекта просто перейдите на другую закладку редактора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29:31.176563085</dc:date>
    <meta:editing-duration>PT9H10M40S</meta:editing-duration>
    <meta:editing-cycles>149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6" meta:character-count="276" meta:non-whitespace-character-count="243"/>
  </office:meta>
</office:document-meta>
</file>